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2 setembro 2023</text:p>
      <text:p text:style-name="Pagebreak"/>
      <text:p text:style-name="Pagebreak"/>
      <text:p text:style-name="Pagebreak"/>
      <text:h text:style-name="Heading_20_1" text:outline-level="1"><text:bookmark-start text:name="introdução"/>1 INTRODUÇÃO<text:bookmark-end text:name="introdução"/></text:h>
      <text:h text:style-name="Heading_20_2" text:outline-level="2"><text:bookmark-start text:name="experimento"/>1.1 Experimento<text:bookmark-end text:name="experimento"/></text:h>
      <text:h text:style-name="Heading_20_2" text:outline-level="2"><text:bookmark-start text:name="teoria"/>1.2 Teoria<text:bookmark-end text:name="teoria"/></text:h>
      <text:h text:style-name="Heading_20_1" text:outline-level="1"><text:bookmark-start text:name="objetivo"/>2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text:line-break/></text:p>
        </text:list-item>
        <text:list-item>
          <text:p text:style-name="P1">Obter as curvas caraterísticas de vários tipos de componentes, com especial ênfase em diodos.<text:line-break/></text:p>
        </text:list-item>
      </text:list>
      <text:p text:style-name="Pagebreak"/>
      <text:h text:style-name="Heading_20_1" text:outline-level="1"><text:bookmark-start text:name="lista-de-materiais"/>3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Materiais</text:p>
            </table:table-cell>
            <table:table-cell table:style-name="TableHeaderRowCell" office:value-type="string">
              <text:p text:style-name="P3">QTD</text:p>
            </table:table-cell>
          </table:table-row>
        </table:table-header-rows>
        <table:table-row>
          <table:table-cell table:style-name="TableRowCell" office:value-type="string">
            <text:p text:style-name="P4">Fonte de tensão de 15 Voltz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Osciloscópi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Transformador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Multímetro da bancada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Jumpers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P4">Protoboard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Resistências de 2K Ohm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P4">Diod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 zener</text:p>
          </table:table-cell>
          <table:table-cell table:style-name="TableRowCell" office:value-type="string">
            <text:p text:style-name="P5">1</text:p>
          </table:table-cell>
        </table:table-row>
      </table:table>
      <text:p text:style-name="Pagebreak"/>
      <text:h text:style-name="Heading_20_1" text:outline-level="1"><text:bookmark-start text:name="desenvolvimento"/>4 DESENVOLVIMENTO<text:bookmark-end text:name="desenvolvimento"/></text:h>
      <text:h text:style-name="Heading_20_2" text:outline-level="2"><text:bookmark-start text:name="descrição-do-experimento"/>4.1 Descrição do experimento<text:bookmark-end text:name="descrição-do-experimento"/></text:h>
      <text:h text:style-name="Heading_20_2" text:outline-level="2"><text:bookmark-start text:name="resultados"/>4.2 Resultados<text:bookmark-end text:name="resultados"/></text:h>
      <text:p text:style-name="First_20_paragraph">Comparando os resultados de cada experimento com sua simulação:<text:line-break/>- Desenho do circuito<text:line-break/>- Cicuito na prática do experimento<text:line-break/>- Resultado do experimento (gráfico)<text:line-break/>- Simulação (gráfico)<text:line-break/></text:p>
      <text:list text:style-name="L2">
        <text:list-item>
          <text:p text:style-name="P6">Circuito aberto<text:line-break/></text:p>
        </text:list-item>
        <text:list-item>
          <text:p text:style-name="P6">Curto-circuito<text:line-break/></text:p>
        </text:list-item>
        <text:list-item>
          <text:p text:style-name="P6">Resistor<text:line-break/></text:p>
        </text:list-item>
        <text:list-item>
          <text:p text:style-name="P6">Diodo no sentido direto<text:line-break/></text:p>
        </text:list-item>
        <text:list-item>
          <text:p text:style-name="P6">Diodo zener no sentido direto<text:line-break/></text:p>
        </text:list-item>
        <text:list-item>
          <text:p text:style-name="P6">Diodo zener no sentido direto em serie com resistor<text:line-break/></text:p>
        </text:list-item>
        <text:list-item>
          <text:p text:style-name="P6">Diodo zener no sentido reverso em serie com resistor<text:line-break/></text:p>
        </text:list-item>
        <text:list-item>
          <text:p text:style-name="P6">Diodo no sentido direto em serie com diodo zener no sentido direto<text:line-break/></text:p>
        </text:list-item>
        <text:list-item>
          <text:p text:style-name="P6">Diodo no sentido direto em serie com diodo zener no sentido reverso<text:line-break/></text:p>
        </text:list-item>
        <text:list-item>
          <text:p text:style-name="P6">Diodo no sentido direto em paralelo com diodo zener no sentido direto<text:line-break/></text:p>
        </text:list-item>
        <text:list-item>
          <text:p text:style-name="P6">Diodo no sentido direto em paralelo com diodo zener no sentido reverso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bibliografia"/>6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2T16:19:09Z</meta:creation-date>
    <dc:date>2023-09-22T16:19:09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2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